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 fo:padding="0in" fo:border-left="none" fo:border-right="none" fo:border-top="0.06pt solid #000000" fo:border-bottom="none" style:shadow="none"/>
      <style:text-properties style:font-name="Arial Black"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 fo:padding="0in" fo:border-left="none" fo:border-right="none" fo:border-top="none" fo:border-bottom="2.49pt solid #000000" style:shadow="none"/>
    </style:style>
    <style:style style:name="P3" style:family="paragraph" style:parent-style-name="Standard">
      <style:paragraph-properties fo:line-height="150%" style:shadow="none"/>
      <style:text-properties style:font-name="Liberation Sans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Liberation Sans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0pt" officeooo:rsid="001e22da" officeooo:paragraph-rsid="001e22da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0pt" officeooo:rsid="001e22da" officeooo:paragraph-rsid="0026c29b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0pt" officeooo:rsid="001e22da" officeooo:paragraph-rsid="0029adb4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0pt" officeooo:paragraph-rsid="002190c7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0pt" officeooo:rsid="002581c6" officeooo:paragraph-rsid="002581c6" style:font-size-asian="10pt" style:font-size-complex="10pt"/>
    </style:style>
    <style:style style:name="P10" style:family="paragraph" style:parent-style-name="Standard">
      <style:text-properties style:font-name="Liberation Sans" fo:font-size="28pt" style:font-size-asian="28pt" style:font-size-complex="28pt"/>
    </style:style>
    <style:style style:name="P11" style:family="paragraph" style:parent-style-name="Standard">
      <style:paragraph-properties fo:line-height="150%" fo:padding="0in" fo:border-left="none" fo:border-right="none" fo:border-top="none" fo:border-bottom="0.51pt solid #000000" style:shadow="none"/>
      <style:text-properties style:font-name="Liberation Sans" fo:font-size="10pt" style:font-size-asian="10pt" style:font-size-complex="10pt"/>
    </style:style>
    <style:style style:name="P12" style:family="paragraph" style:parent-style-name="Standard">
      <style:paragraph-properties fo:line-height="150%" style:shadow="none"/>
      <style:text-properties style:font-name="Liberation Sans" fo:font-size="10pt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0pt" fo:font-style="normal" officeooo:rsid="001fb248" officeooo:paragraph-rsid="0026c29b" style:font-size-asian="10pt" style:font-style-asian="normal" style:font-size-complex="10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0pt" fo:font-style="normal" officeooo:rsid="002292cb" officeooo:paragraph-rsid="002190c7" style:font-size-asian="10pt" style:font-style-asian="normal" style:font-size-complex="10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0pt" fo:font-style="normal" officeooo:rsid="002c064b" officeooo:paragraph-rsid="002c064b" style:font-size-asian="10pt" style:font-style-asian="normal" style:font-size-complex="10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10pt" officeooo:rsid="002a2c7f" officeooo:paragraph-rsid="002c064b" style:font-size-asian="10pt" style:font-size-complex="10pt"/>
    </style:style>
    <style:style style:name="T1" style:family="text">
      <style:text-properties officeooo:rsid="001e22da"/>
    </style:style>
    <style:style style:name="T2" style:family="text">
      <style:text-properties officeooo:rsid="001fb248"/>
    </style:style>
    <style:style style:name="T3" style:family="text">
      <style:text-properties fo:font-style="italic" officeooo:rsid="001fb248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fb248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2292cb" style:font-style-asian="italic" style:font-weight-asian="bold" style:font-style-complex="italic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fb248" style:font-style-asian="normal" style:font-style-complex="normal"/>
    </style:style>
    <style:style style:name="T9" style:family="text">
      <style:text-properties fo:font-style="normal" officeooo:rsid="002190c7" style:font-style-asian="normal" style:font-style-complex="normal"/>
    </style:style>
    <style:style style:name="T10" style:family="text">
      <style:text-properties fo:font-style="normal" officeooo:rsid="002292cb" style:font-style-asian="normal" style:font-style-complex="normal"/>
    </style:style>
    <style:style style:name="T11" style:family="text">
      <style:text-properties fo:font-style="normal" officeooo:rsid="00252e49" style:font-style-asian="normal" style:font-style-complex="normal"/>
    </style:style>
    <style:style style:name="T12" style:family="text">
      <style:text-properties fo:font-style="normal" officeooo:rsid="0026c29b" style:font-style-asian="normal" style:font-style-complex="normal"/>
    </style:style>
    <style:style style:name="T13" style:family="text">
      <style:text-properties officeooo:rsid="002190c7"/>
    </style:style>
    <style:style style:name="T14" style:family="text">
      <style:text-properties officeooo:rsid="0026b300"/>
    </style:style>
    <style:style style:name="T15" style:family="text">
      <style:text-properties fo:font-weight="bold" style:font-weight-asian="bold" style:font-weight-complex="bold"/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0">Memo</text:p>
      <text:p text:style-name="P3"/>
      <text:p text:style-name="P3">To:<text:tab/><text:tab/><text:span text:style-name="T1">Elizabeth Ryder &amp; Dmitri Korkin</text:span></text:p>
      <text:p text:style-name="P3">From:<text:tab/><text:tab/><text:span text:style-name="T1">Matthew Curcio</text:span></text:p>
      <text:p text:style-name="P3">CC:<text:tab/><text:tab/><text:span text:style-name="T1">n/a</text:span></text:p>
      <text:p text:style-name="P3">Date:<text:tab/><text:tab/><text:date style:data-style-name="N75" text:date-value="2019-02-28T14:37:46.583479125">Feb 28, 2019</text:date></text:p>
      <text:p text:style-name="P3">Subject:<text:tab/><text:span text:style-name="T1">Proposed Bioinformatics Project</text:span></text:p>
      <text:p text:style-name="P11"/>
      <text:p text:style-name="P4"/>
      <text:p text:style-name="P5">I am currently working on a project of my own design. I would like to use this project as a way to complete my masters work for the department of Bioinformatics at W.P.I.</text:p>
      <text:p text:style-name="P5"/>
      <text:p text:style-name="P6"><text:span text:style-name="T2">My project principally incorporates ideas and work from</text:span> <text:span text:style-name="T14">two</text:span> article<text:span text:style-name="T13">s and a book. The first article is</text:span> <text:span text:style-name="T2">written by</text:span> X.Wu etal entitled <text:span text:style-name="T5">Top 10 algorithms in data mining</text:span><text:span text:style-name="T3">,</text:span><text:span text:style-name="T8"> </text:span><text:span text:style-name="T11">in </text:span><text:span text:style-name="T8">Knowledge and Information Systems, December 200</text:span><text:span text:style-name="T12">8</text:span><text:span text:style-name="T8">, DOI: 10.1007/s10115-007-0114-2. </text:span></text:p>
      <text:p text:style-name="P13"/>
      <text:p text:style-name="P7"><text:span text:style-name="T9">The second </text:span><text:span text:style-name="T10">article</text:span><text:span text:style-name="T9"> I would like to refer to is by M. Selvaraj, etal, entitled </text:span><text:span text:style-name="T5">BacHbpred: Support Vector Machine Methods for the Prediction of Bacterial Hemoglobin-Like Proteins</text:span><text:span text:style-name="T8">, </text:span><text:span text:style-name="T11">in Advances in Bioinformatics, February 2016</text:span><text:span text:style-name="T8">, </text:span><text:span text:style-name="T10">DOI: 10.1155/2016/8150784. </text:span></text:p>
      <text:p text:style-name="P14"/>
      <text:p text:style-name="P16"><text:span text:style-name="T6">Applied Predictive Modeling</text:span><text:span text:style-name="T10">, </text:span></text:p>
      <text:p text:style-name="P16"><text:span text:style-name="T7">Max Kuhn &amp; Kjell Johnson, 2013, Springer, </text:span></text:p>
      <text:p text:style-name="P16"><text:span text:style-name="T7">doi:10.1007/978-1-4614-6849-3</text:span></text:p>
      <text:p text:style-name="P14"/>
      <text:p text:style-name="P15"><text:span text:style-name="T4">caret Package</text:span>, developed by Max Kuhn etal</text:p>
      <text:p text:style-name="P15"/>
      <text:p text:style-name="P9"><text:span text:style-name="T10">T</text:span><text:span text:style-name="T7">his list has been used consistently as a measure of how useful and valuable a machine learning algorithm has become. <text:s/>The list of machine learning algorithms has been 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 fo:padding="0in" fo:border-left="none" fo:border-right="none" fo:border-top="0.06pt solid #000000" fo:border-bottom="none" style:shadow="none"/>
      <style:text-properties style:font-name="Arial Black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75in" fo:margin-bottom="0.75in" fo:margin-left="1in" fo:margin-right="1in" style:shadow="none" fo:background-color="transparent" style:writing-mode="lr-tb" draw:fill="none" draw:fill-color="#99ccff" style:footnote-max-height="0in"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1:41:10.055743614</meta:creation-date>
    <meta:generator>LibreOffice/5.1.6.2$Linux_X86_64 LibreOffice_project/10m0$Build-2</meta:generator>
    <meta:editing-duration>PT4H55M25S</meta:editing-duration>
    <meta:editing-cycles>4</meta:editing-cycles>
    <dc:description>Type required information in the given spaces before sending memo. Another quality product brought to you by K Press.</dc:description>
    <dc:subject>Template for Professional-looking Memo</dc:subject>
    <dc:title>Professional Memo Template</dc:title>
    <meta:keyword>communication</meta:keyword>
    <meta:keyword>correspondence</meta:keyword>
    <meta:keyword>inter-office</meta:keyword>
    <meta:keyword>memo</meta:keyword>
    <meta:keyword>small business</meta:keyword>
    <dc:date>2019-02-28T14:37:46.486999250</dc:date>
    <meta:document-statistic meta:table-count="0" meta:image-count="0" meta:object-count="0" meta:page-count="1" meta:paragraph-count="15" meta:word-count="175" meta:character-count="1120" meta:non-whitespace-character-count="950"/>
    <meta:user-defined meta:name="Author"/>
    <meta:user-defined meta:name="Info 2"/>
    <meta:user-defined meta:name="Info 3"/>
    <meta:user-defined meta:name="License">Free for commercial and personal use</meta:user-defined>
  </office:meta>
</office:document-meta>
</file>